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pd1" office:value-type="string" calcext:value-type="string">
            <text:p>source</text:p>
          </table:table-cell>
          <table:table-cell table:style-name="pd1" office:value-type="string" calcext:value-type="string">
            <text:p>paragraph_number</text:p>
          </table:table-cell>
          <table:table-cell table:style-name="pd1" office:value-type="string" calcext:value-type="string">
            <text:p>raw_text</text:p>
          </table:table-cell>
          <table:table-cell table:style-name="pd1" office:value-type="string" calcext:value-type="string">
            <text:p>character_number</text:p>
          </table:table-cell>
          <table:table-cell table:style-name="pd1" office:value-type="string" calcext:value-type="string">
            <text:p>annotation</text:p>
          </table:table-cell>
          <table:table-cell table:style-name="pd1" office:value-type="string" calcext:value-type="string">
            <text:p>refer_to</text:p>
          </table:table-cell>
          <table:table-cell table:style-name="pd1" office:value-type="string" calcext:value-type="string">
            <text:p>concept</text:p>
          </table:table-cell>
          <table:table-cell table:style-name="pd1" office:value-type="string" calcext:value-type="string">
            <text:p>explanation</text:p>
          </table:table-cell>
          <table:table-cell table:style-name="pd1" office:value-type="string" calcext:value-type="string">
            <text:p>preferred_annotation</text:p>
          </table:table-cell>
          <table:table-cell table:style-name="pd1" office:value-type="string" calcext:value-type="string">
            <text:p>preferred_concept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彩英聽到母親講的「賠」字，又冒出了火氣：「都是他不聽我的話！」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「生意這個東西，多少靠運氣，誰能永遠不錯，永遠把財神抱在身邊？」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人。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「生意這個東西，多少靠運氣，誰能永遠不錯，永遠把財神抱在身邊？」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財神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神明，在此語境中被擬人化。</text:p>
          </table:table-cell>
          <table:table-cell office:value-type="string" calcext:value-type="string">
            <text:p>財神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「怎麼沒有？不然那麼多大財閥是怎麼來的？」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大財閥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擁有巨大財富和權力的人或家族。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「大財閥怎麼來，管我們什麼事？一定也有偷的，搶的和騙的。」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大財閥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擁有巨大財富和權力的人或家族。</text:p>
          </table:table-cell>
          <table:table-cell office:value-type="string" calcext:value-type="string">
            <text:p>財閥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「你」指稱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生意人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泛指從事商業活動的人，此處指彩英。</text:p>
          </table:table-cell>
          <table:table-cell office:value-type="string" calcext:value-type="string">
            <text:p>生意人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消費者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「消費者」指稱一群購買商品或服務的人。</text:p>
          </table:table-cell>
          <table:table-cell office:value-type="string" calcext:value-type="string">
            <text:p>消費者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勞工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「勞工」指稱一群提供勞務的人。</text:p>
          </table:table-cell>
          <table:table-cell office:value-type="string" calcext:value-type="string">
            <text:p>勞工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小孫子</text:p>
          </table:table-cell>
          <table:table-cell office:value-type="string" calcext:value-type="string">
            <text:p>無特定性別</text:p>
          </table:table-cell>
          <table:table-cell office:value-type="string" calcext:value-type="string">
            <text:p>文本中提到的人物，為家庭成員，未明確性別。</text:p>
          </table:table-cell>
          <table:table-cell office:value-type="string" calcext:value-type="string">
            <text:p>小孫子</text:p>
          </table:table-cell>
          <table:table-cell office:value-type="string" calcext:value-type="string">
            <text:p>無特定性別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中老婦人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她的母親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岳母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的母親。</text:p>
          </table:table-cell>
          <table:table-cell office:value-type="string" calcext:value-type="string">
            <text:p>彩英的母親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人。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太太</text:p>
          </table:table-cell>
          <table:table-cell office:value-type="string" calcext:value-type="string">
            <text:p>妻子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男性伴侶的配偶。</text:p>
          </table:table-cell>
          <table:table-cell office:value-type="string" calcext:value-type="string">
            <text:p>妻子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酒家女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在酒家工作的女性。</text:p>
          </table:table-cell>
          <table:table-cell office:value-type="string" calcext:value-type="string">
            <text:p>酒家女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舞女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從事舞蹈表演或陪舞的女性。</text:p>
          </table:table-cell>
          <table:table-cell office:value-type="string" calcext:value-type="string">
            <text:p>舞女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泛指的人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聽到恭維話的對象。</text:p>
          </table:table-cell>
          <table:table-cell office:value-type="string" calcext:value-type="string">
            <text:p>泛指的人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男人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此處特指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泛指女性群體。</text:p>
          </table:table-cell>
          <table:table-cell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文本中明確提到的人名，為女性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男人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此處特指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泛指女性群體。</text:p>
          </table:table-cell>
          <table:table-cell office:value-type="string" calcext:value-type="string">
            <text:p>女人們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>男性</text:p>
          </table:table-cell>
          <table:table-cell office:value-type="string" calcext:value-type="string">
            <text:p>泛指男性。</text:p>
          </table:table-cell>
          <table:table-cell table:number-columns-repeated="2"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他們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彩英」和「楊振家」。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本中明確提到的人名，為男性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「我們最好結婚！」事後她這樣建議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我們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代「彩英」和「楊振家」。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「我們最好結婚！」事後她這樣建議。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她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男人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特指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女人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指代「彩英」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他們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代「彩英」和「楊振家」。</text:p>
          </table:table-cell>
          <table:table-cell office:value-type="string" calcext:value-type="string">
            <text:p>彩英與楊振家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5. 疑心生鬼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家長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泛指男女雙方的父母。</text:p>
          </table:table-cell>
          <table:table-cell office:value-type="string" calcext:value-type="string">
            <text:p>家長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楊振家有一點兒緊張，深怕舅舅不肯照他打出的如意算盤來和解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楊振家有一點兒緊張，深怕舅舅不肯照他打出的如意算盤來和解。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提及舅舅聘請的職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性別不明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律師群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一群專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你舅舅的律師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楊振家舅舅所聘請的律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提及打官司請的專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你的舅舅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舅父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父是一個男性親屬稱謂，與舅舅指同一個人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「周」是周天計的姓氏，指代周天計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中重要人物，一個具體的人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後嗣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一個人的身分，指繼承人。</text:p>
          </table:table-cell>
          <table:table-cell office:value-type="string" calcext:value-type="string">
            <text:p>後嗣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名律師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一位著名的專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周天計請的律師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指代前文提到的「名律師」。</text:p>
          </table:table-cell>
          <table:table-cell office:value-type="string" calcext:value-type="string">
            <text:p>周天計請的律師</text:p>
          </table:table-cell>
          <table:table-cell office:value-type="string" calcext:value-type="string">
            <text:p>性別不明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中重要人物，一個具體的人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周天計替楊振家請的專業人士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舅舅的專業代理人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老朋友</text:p>
          </table:table-cell>
          <table:table-cell office:value-type="string" calcext:value-type="string">
            <text:p>舅舅的老朋友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舅舅的友人。</text:p>
          </table:table-cell>
          <table:table-cell office:value-type="string" calcext:value-type="string">
            <text:p>舅舅的老朋友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張哲彥是一個具體的男性人名。</text:p>
          </table:table-cell>
          <table:table-cell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王念京是一個具體的男性人名。</text:p>
          </table:table-cell>
          <table:table-cell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他們</text:p>
          </table:table-cell>
          <table:table-cell office:value-type="string" calcext:value-type="string">
            <text:p>張哲彥和王念京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的是張哲彥和王念京。</text:p>
          </table:table-cell>
          <table:table-cell office:value-type="string" calcext:value-type="string">
            <text:p>張哲彥和王念京</text:p>
          </table:table-cell>
          <table:table-cell office:value-type="string" calcext:value-type="string">
            <text:p>不確定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張哲彥是一個具體的男性人名。</text:p>
          </table:table-cell>
          <table:table-cell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王念京是一個具體的男性人名。</text:p>
          </table:table-cell>
          <table:table-cell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「下來只要找個雙方都方便的日子，簽個同意書就好了！」周天計打電話來報告好消息。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您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對「周先生」的尊稱，指周天計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周先生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「周先生」是對周天計的稱呼，指代周天計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對方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打電話的另一方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書生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「舅舅受了那麼高的教育」，「書生」在此指舅舅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老將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「書生從商到底還是敵不過來自商界的老將」，「老將」在此指周天計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甥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甥是指姊妹的兒子，根據上下文「舅舅所喪失的正是他這個甥」，「甥」在此指楊振家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「反正有沒有這個店，舅舅都過得很好！」他又不下這樣的結論，藉以稀釋藏在心底的一層罪惡感。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「反正有沒有這個店，舅舅都過得很好！」他又不下這樣的結論，藉以稀釋藏在心底的一層罪惡感。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「把酷刑加在返台省親的學人身上，致死以後還要污蔑成『畏罪自殺』，這實在是太過分了！」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學人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的是從美國返台省親的學者，根據上下文脈絡推測為陳文成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他們倆一邊看報，一邊忍不住地罵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他們倆</text:p>
          </table:table-cell>
          <table:table-cell office:value-type="string" calcext:value-type="string">
            <text:p>義雄和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上文提及的義雄和張哲彥兩位男性。</text:p>
          </table:table-cell>
          <table:table-cell office:value-type="string" calcext:value-type="string">
            <text:p>義雄和張哲彥</text:p>
          </table:table-cell>
          <table:table-cell office:value-type="string" calcext:value-type="string">
            <text:p>男性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也公開要求台灣當局公佈事件的真相，同時還呼籲美國國會關心台灣的人權問題。」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也公開要求台灣當局公佈事件的真相，同時還呼籲美國國會關心台灣的人權問題。」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也公開要求台灣當局公佈事件的真相，同時還呼籲美國國會關心台灣的人權問題。」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「我們這兒也舉行吧！要抗議暴行，非聲勢浩大不可。我們絕不能讓陳文成死得不明不白！」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義雄與張哲彥討論陳文成的追悼會和示威遊行，是主要人物。後續內容顯示其為男性。</text:p>
          </table:table-cell>
          <table:table-cell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張哲彥與義雄討論陳文成的追悼會和示威遊行，是主要人物。</text:p>
          </table:table-cell>
          <table:table-cell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八月，玉霞收到了好幾封催款的信，打開一看，全是「鴻翔食品」的帳單，有水費、電費、電話費、和房貸的分期付款。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人名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「奇怪！怎麼都寄到這兒來了？」玉霞感到不解。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是收到催款信件的人物，後續內容顯示其為女性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收件人寫著義雄的名字，且與玉霞討論帳單問題。</text:p>
          </table:table-cell>
          <table:table-cell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發現收件人是義雄後感到緊張，並與義雄討論帳單問題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  <table:table-cell office:value-type="string" calcext:value-type="string">
            <text:p>職業稱謂，代指一位具體人物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「周天計這個傢伙大概在耍賴皮，難道他沒錢付？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義雄認為周天計可能在耍賴皮，與「鴻翔食品」的債務相關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玉霞認為周天計不會替楊振家付錢，兩人可能與「鴻翔食品」的財務有關。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猜測欠款原因，並詳細描述店裡的情況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彩英是來到店裡的人物，玉霞提到其在店裡的參與。</text:p>
          </table:table-cell>
          <table:table-cell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想到這些，玉霞不覺傷心起來。新店創建的過程是那麼地艱難，但是要毀掉它，可又那麼地容易。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想到新店的艱難創建過程而感到傷心。</text:p>
          </table:table-cell>
          <table:table-cell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「周天計一定以為接管了店，每天就有收入了，不知道經營一個零售店，還是很費心血的呢！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敘述者認為周天計低估了經營零售店的難度。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「可是催款單全部寄給你，要怎麼辦呢？」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為第二人稱代名詞，指稱正在對話中的義雄。</text:p>
          </table:table-cell>
          <table:table-cell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轉寄到店裡去！若還有麻煩，再通知我們的律師。」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  <table:table-cell office:value-type="string" calcext:value-type="string">
            <text:p>職業稱謂，代指一位具體人物。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4:56.317629417</dc:date>
    <meta:editing-duration>PT2S</meta:editing-duration>
    <meta:editing-cycles>1</meta:editing-cycles>
    <meta:document-statistic meta:table-count="1" meta:cell-count="1370" meta:object-count="0"/>
  </office:meta>
</office:document-meta>
</file>